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322cm" table:align="left"/>
    </style:style>
    <style:style style:name="Table1.A" style:family="table-column">
      <style:table-column-properties style:column-width="3.799cm"/>
    </style:style>
    <style:style style:name="Table1.B" style:family="table-column">
      <style:table-column-properties style:column-width="3.52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2">
      <style:paragraph-properties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4">
      <style:paragraph-properties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5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 <text:span text:style-name="Source_20_Text">&lt;aside&gt;</text:span> no HTML?</text:h>
      <text:p text:style-name="P6">O <text:span text:style-name="Strong_20_Emphasis"><text:span text:style-name="Source_20_Text">&lt;aside&gt;</text:span></text:span> é uma <text:span text:style-name="Strong_20_Emphasis">tag semântica</text:span> do HTML usada para representar um <text:span text:style-name="Strong_20_Emphasis">conteúdo complementar</text:span> ao conteúdo principal da página.</text:p>
      <text:p text:style-name="P6">👉 Pense assim:<text:line-break/>O <text:span text:style-name="Source_20_Text">&lt;aside&gt;</text:span> é aquele conteúdo que <text:span text:style-name="Strong_20_Emphasis">ajuda</text:span>, <text:span text:style-name="Strong_20_Emphasis">complementa</text:span> ou <text:span text:style-name="Strong_20_Emphasis">dá contexto</text:span>, mas <text:span text:style-name="Strong_20_Emphasis">não é o foco principal</text:span>.</text:p>
      <text:p text:style-name="Horizontal_20_Line"/>
      <text:h text:style-name="P1" text:outline-level="2">Conteúdos comuns dentro do <text:span text:style-name="Source_20_Text">&lt;aside&gt;</text:span></text:h>
      <text:p text:style-name="P6">Normalmente o <text:span text:style-name="Source_20_Text">&lt;aside&gt;</text:span> contém:</text:p>
      <text:list text:style-name="L1">
        <text:list-item>
          <text:p text:style-name="P7">Barra lateral (sidebar)</text:p>
        </text:list-item>
        <text:list-item>
          <text:p text:style-name="P8">Links relacionados</text:p>
        </text:list-item>
        <text:list-item>
          <text:p text:style-name="P8">Informações extras</text:p>
        </text:list-item>
        <text:list-item>
          <text:p text:style-name="P8">Biografia do autor</text:p>
        </text:list-item>
        <text:list-item>
          <text:p text:style-name="P8">Anúncios</text:p>
        </text:list-item>
        <text:list-item>
          <text:p text:style-name="P8">Dicas</text:p>
        </text:list-item>
        <text:list-item>
          <text:p text:style-name="P8">Curiosidades</text:p>
        </text:list-item>
        <text:list-item>
          <text:p text:style-name="P8">Conteúdo “veja também”</text:p>
        </text:list-item>
      </text:list>
      <text:p text:style-name="P6">📌 Se você remover o <text:span text:style-name="Source_20_Text">&lt;aside&gt;</text:span>, o conteúdo principal <text:span text:style-name="Strong_20_Emphasis">continua fazendo sentido</text:span>.</text:p>
      <text:p text:style-name="Horizontal_20_Line"/>
      <text:h text:style-name="P1" text:outline-level="2">Exemplo simples de <text:span text:style-name="Source_20_Text">&lt;aside&gt;</text:span></text:h>
      <text:p text:style-name="P3"><text:span text:style-name="Source_20_Text">&lt;aside&gt;</text:span></text:p>
      <text:p text:style-name="P4"><text:span text:style-name="Source_20_Text"><text:s text:c="2"/>&lt;h3&gt;Curiosidade&lt;/h3&gt;</text:span></text:p>
      <text:p text:style-name="P4"><text:span text:style-name="Source_20_Text"><text:s text:c="2"/>&lt;p&gt;HTML foi criado por Tim Berners-Lee.&lt;/p&gt;</text:span></text:p>
      <text:p text:style-name="P5"><text:span text:style-name="Source_20_Text">&lt;/aside&gt;</text:span></text:p>
      <text:p text:style-name="P6">👉 Essa curiosidade <text:span text:style-name="Strong_20_Emphasis">não é essencial</text:span>, mas <text:span text:style-name="Strong_20_Emphasis">enriquece</text:span> o conteúdo.</text:p>
      <text:p text:style-name="Horizontal_20_Line"/>
      <text:h text:style-name="P1" text:outline-level="2">Exemplo prático: artigo com <text:span text:style-name="Source_20_Text">&lt;aside&gt;</text:span></text:h>
      <text:p text:style-name="P3"><text:span text:style-name="Source_20_Text">&lt;article&gt;</text:span></text:p>
      <text:p text:style-name="P4"><text:span text:style-name="Source_20_Text"><text:s text:c="2"/>&lt;h2&gt;O que é HTML?&lt;/h2&gt;</text:span></text:p>
      <text:p text:style-name="P4"><text:span text:style-name="Source_20_Text"><text:s text:c="2"/>&lt;p&gt;HTML é uma linguagem de marcação usada para criar páginas web.&lt;/p&gt;</text:span></text:p>
      <text:p text:style-name="P4"/>
      <text:p text:style-name="P4"><text:span text:style-name="Source_20_Text"><text:s text:c="2"/>&lt;aside&gt;</text:span></text:p>
      <text:p text:style-name="P4"><text:span text:style-name="Source_20_Text"><text:s text:c="4"/>&lt;h3&gt;Veja também&lt;/h3&gt;</text:span></text:p>
      <text:p text:style-name="P4"><text:span text:style-name="Source_20_Text"><text:s text:c="4"/>&lt;ul&gt;</text:span></text:p>
      <text:p text:style-name="P4"><text:span text:style-name="Source_20_Text"><text:s text:c="6"/>&lt;li&gt;CSS&lt;/li&gt;</text:span></text:p>
      <text:p text:style-name="P4"><text:span text:style-name="Source_20_Text"><text:s text:c="6"/>&lt;li&gt;JavaScript&lt;/li&gt;</text:span></text:p>
      <text:p text:style-name="P4"><text:soft-page-break/><text:span text:style-name="Source_20_Text"><text:s text:c="4"/>&lt;/ul&gt;</text:span></text:p>
      <text:p text:style-name="P4"><text:span text:style-name="Source_20_Text"><text:s text:c="2"/>&lt;/aside&gt;</text:span></text:p>
      <text:p text:style-name="P5"><text:span text:style-name="Source_20_Text">&lt;/article&gt;</text:span></text:p>
      <text:p text:style-name="P6">📌 Aqui:</text:p>
      <text:list text:style-name="L2">
        <text:list-item>
          <text:p text:style-name="P9"><text:span text:style-name="Source_20_Text">&lt;article&gt;</text:span> = conteúdo principal</text:p>
        </text:list-item>
        <text:list-item>
          <text:p text:style-name="P10"><text:span text:style-name="Source_20_Text">&lt;aside&gt;</text:span> = conteúdo relacionado</text:p>
        </text:list-item>
      </text:list>
      <text:p text:style-name="Horizontal_20_Line"/>
      <text:h text:style-name="P1" text:outline-level="2"><text:span text:style-name="Source_20_Text">&lt;aside&gt;</text:span> precisa ficar do lado da tela?</text:h>
      <text:p text:style-name="P6">❌ <text:span text:style-name="Strong_20_Emphasis">Não obrigatoriamente.</text:span></text:p>
      <text:p text:style-name="P6">Apesar do nome “aside” (lado), ele <text:span text:style-name="Strong_20_Emphasis">não é sobre posição visual</text:span>, e sim sobre <text:span text:style-name="Strong_20_Emphasis">significado</text:span>.</text:p>
      <text:p text:style-name="P6">👉 O posicionamento (lado, embaixo, em cima) é feito com <text:span text:style-name="Strong_20_Emphasis">CSS</text:span>, não com HTML.</text:p>
      <text:p text:style-name="Horizontal_20_Line"/>
      <text:h text:style-name="P1" text:outline-level="2"><text:span text:style-name="Source_20_Text">&lt;aside&gt;</text:span> pode existir fora do conteúdo principal?</text:h>
      <text:p text:style-name="P6">✅ Sim!</text:p>
      <text:h text:style-name="P2" text:outline-level="3">Exemplo: sidebar do site inteiro</text:h>
      <text:p text:style-name="P3"><text:span text:style-name="Source_20_Text">&lt;body&gt;</text:span></text:p>
      <text:p text:style-name="P4"><text:span text:style-name="Source_20_Text"><text:s text:c="2"/>&lt;aside&gt;</text:span></text:p>
      <text:p text:style-name="P4"><text:span text:style-name="Source_20_Text"><text:s text:c="4"/>&lt;h3&gt;Sobre o autor&lt;/h3&gt;</text:span></text:p>
      <text:p text:style-name="P4"><text:span text:style-name="Source_20_Text"><text:s text:c="4"/>&lt;p&gt;Desenvolvedor front-end.&lt;/p&gt;</text:span></text:p>
      <text:p text:style-name="P4"><text:span text:style-name="Source_20_Text"><text:s text:c="2"/>&lt;/aside&gt;</text:span></text:p>
      <text:p text:style-name="P4"/>
      <text:p text:style-name="P4"><text:span text:style-name="Source_20_Text"><text:s text:c="2"/>&lt;main&gt;</text:span></text:p>
      <text:p text:style-name="P4"><text:span text:style-name="Source_20_Text"><text:s text:c="4"/>&lt;h1&gt;Blog de Programação&lt;/h1&gt;</text:span></text:p>
      <text:p text:style-name="P4"><text:span text:style-name="Source_20_Text"><text:s text:c="4"/>&lt;p&gt;Conteúdo principal do site...&lt;/p&gt;</text:span></text:p>
      <text:p text:style-name="P4"><text:span text:style-name="Source_20_Text"><text:s text:c="2"/>&lt;/main&gt;</text:span></text:p>
      <text:p text:style-name="P5"><text:span text:style-name="Source_20_Text">&lt;/body&gt;</text:span></text:p>
      <text:p text:style-name="P6">👉 Aqui o <text:span text:style-name="Source_20_Text">&lt;aside&gt;</text:span> complementa <text:span text:style-name="Strong_20_Emphasis">o site todo</text:span>, não só um artigo.</text:p>
      <text:p text:style-name="Horizontal_20_Line"/>
      <text:h text:style-name="P1" text:outline-level="2">Quando usar <text:span text:style-name="Source_20_Text">&lt;aside&gt;</text:span>?</text:h>
      <text:p text:style-name="P6">Use <text:span text:style-name="Source_20_Text">&lt;aside&gt;</text:span> quando o conteúdo for:</text:p>
      <text:p text:style-name="P6">✔ Relacionado<text:line-break/>✔ Secundário<text:line-break/>✔ Complementar<text:line-break/>✔ Não essencial</text:p>
      <text:p text:style-name="P6">❌ Não use <text:span text:style-name="Source_20_Text">&lt;aside&gt;</text:span> para:</text:p>
      <text:list text:style-name="L3">
        <text:list-item>
          <text:p text:style-name="P11">Conteúdo principal</text:p>
        </text:list-item>
        <text:list-item>
          <text:p text:style-name="P12"><text:soft-page-break/>Informações obrigatórias</text:p>
        </text:list-item>
        <text:list-item>
          <text:p text:style-name="P12">Estrutura principal da página</text:p>
        </text:list-item>
      </text:list>
      <text:p text:style-name="Horizontal_20_Line"/>
      <text:h text:style-name="P1" text:outline-level="2">Diferença entre <text:span text:style-name="Source_20_Text">&lt;aside&gt;</text:span> e <text:span text:style-name="Source_20_Text">&lt;section&gt;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20_Text">&lt;aside&gt;</text:span></text:p>
            </table:table-cell>
            <table:table-cell table:style-name="Table1.A1" office:value-type="string">
              <text:p text:style-name="Table_20_Heading"><text:span text:style-name="Source_20_Text">&lt;section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Conteúdo secundário</text:p>
          </table:table-cell>
          <table:table-cell table:style-name="Table1.A1" office:value-type="string">
            <text:p text:style-name="Table_20_Contents">Conteúdo principal</text:p>
          </table:table-cell>
        </table:table-row>
        <table:table-row>
          <table:table-cell table:style-name="Table1.A1" office:value-type="string">
            <text:p text:style-name="Table_20_Contents">Complementa</text:p>
          </table:table-cell>
          <table:table-cell table:style-name="Table1.A1" office:value-type="string">
            <text:p text:style-name="Table_20_Contents">Desenvolve</text:p>
          </table:table-cell>
        </table:table-row>
        <table:table-row>
          <table:table-cell table:style-name="Table1.A1" office:value-type="string">
            <text:p text:style-name="Table_20_Contents">Pode ser removido</text:p>
          </table:table-cell>
          <table:table-cell table:style-name="Table1.A1" office:value-type="string">
            <text:p text:style-name="Table_20_Contents">É essencial</text:p>
          </table:table-cell>
        </table:table-row>
      </table:table>
      <text:p text:style-name="Horizontal_20_Line"/>
      <text:h text:style-name="P1" text:outline-level="2">Diferença entre <text:span text:style-name="Source_20_Text">&lt;aside&gt;</text:span> e <text:span text:style-name="Source_20_Text">&lt;div&gt;</text:span></text:h>
      <text:list text:style-name="L4">
        <text:list-item>
          <text:p text:style-name="P13"><text:span text:style-name="Source_20_Text">&lt;aside&gt;</text:span> → <text:span text:style-name="Strong_20_Emphasis">tem significado semântico</text:span></text:p>
        </text:list-item>
        <text:list-item>
          <text:p text:style-name="P14"><text:span text:style-name="Source_20_Text">&lt;div&gt;</text:span> → <text:span text:style-name="Strong_20_Emphasis">não tem significado</text:span>, só agrupa</text:p>
        </text:list-item>
      </text:list>
      <text:p text:style-name="P6">👉 Sempre que o conteúdo for complementar, prefira <text:span text:style-name="Source_20_Text">&lt;aside&gt;</text:span> em vez de <text:span text:style-name="Source_20_Text">&lt;div&gt;</text:span>.</text:p>
      <text:p text:style-name="Horizontal_20_Line"/>
      <text:h text:style-name="P1" text:outline-level="2">Resumo rápido</text:h>
      <text:list text:style-name="L5">
        <text:list-item>
          <text:p text:style-name="P15"><text:span text:style-name="Source_20_Text">&lt;aside&gt;</text:span> é uma <text:span text:style-name="Strong_20_Emphasis">tag semântica</text:span></text:p>
        </text:list-item>
        <text:list-item>
          <text:p text:style-name="P16">Representa <text:span text:style-name="Strong_20_Emphasis">conteúdo complementar</text:span></text:p>
        </text:list-item>
        <text:list-item>
          <text:p text:style-name="P16">Muito usado como <text:span text:style-name="Strong_20_Emphasis">sidebar</text:span></text:p>
        </text:list-item>
        <text:list-item>
          <text:p text:style-name="P16">Ajuda na <text:span text:style-name="Strong_20_Emphasis">organização, SEO e acessibilidade</text:span></text:p>
        </text:list-item>
        <text:list-item>
          <text:p text:style-name="P16">Não define posição visual (isso é CSS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15:04.004019923</meta:creation-date>
    <dc:date>2026-01-25T19:15:32.002920008</dc:date>
    <meta:editing-duration>PT28S</meta:editing-duration>
    <meta:editing-cycles>1</meta:editing-cycles>
    <meta:document-statistic meta:table-count="1" meta:image-count="0" meta:object-count="0" meta:page-count="3" meta:paragraph-count="79" meta:word-count="354" meta:character-count="2266" meta:non-whitespace-character-count="1951"/>
    <meta:generator>1Doc/1.5.0.$MacOSX_X86_64 LibreOffice_project/2f9b6e7260225c6c2c1401d17cb7be8dc4e3347b</meta:generator>
  </office:meta>
</office:document-meta>
</file>